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77bde" draw:opacity="58%" draw:textarea-horizontal-align="justify" draw:textarea-vertical-align="middle" draw:auto-grow-height="false" fo:min-height="1.02cm" fo:min-width="14.74cm"/>
    </style:style>
    <style:style style:name="gr2" style:family="graphic" style:parent-style-name="standard">
      <style:graphic-properties svg:stroke-color="#000000" draw:fill-color="#cd7d23" draw:opacity="60%" draw:textarea-horizontal-align="justify" draw:textarea-vertical-align="middle" draw:auto-grow-height="false" fo:min-height="1.02cm" fo:min-width="7.12cm"/>
    </style:style>
    <style:style style:name="gr3" style:family="graphic" style:parent-style-name="objectwithoutfill">
      <style:graphic-properties draw:stroke="dash" draw:stroke-dash="Long_20_Dash" svg:stroke-width="0cm" svg:stroke-color="#56b071" svg:stroke-linecap="butt" draw:fill="none" draw:textarea-vertical-align="middle"/>
    </style:style>
    <style:style style:name="gr4" style:family="graphic" style:parent-style-name="standard">
      <style:graphic-properties svg:stroke-color="#000000" draw:opacity="100%" draw:textarea-horizontal-align="justify" draw:textarea-vertical-align="middle" draw:auto-grow-height="false" fo:min-height="1.274cm" fo:min-width="2.188cm"/>
      <style:paragraph-properties style:writing-mode="lr-tb"/>
    </style:style>
    <style:style style:name="gr5" style:family="graphic" style:parent-style-name="standard">
      <style:graphic-properties draw:stroke="dash" draw:stroke-dash="Long_20_Dash_20_Dot" svg:stroke-color="#a43439" svg:stroke-linecap="butt" draw:fill-color="#ffffff" draw:textarea-horizontal-align="justify" draw:textarea-vertical-align="middle" draw:auto-grow-height="false" fo:min-height="0cm" fo:min-width="5.215cm"/>
    </style:style>
    <style:style style:name="gr6" style:family="graphic" style:parent-style-name="standard">
      <style:graphic-properties draw:stroke="dash" draw:stroke-dash="Long_20_Dash_20_Dot" svg:stroke-color="#a43439" svg:stroke-linecap="butt" draw:fill-color="#ffffff" draw:textarea-horizontal-align="justify" draw:textarea-vertical-align="middle" draw:auto-grow-height="false" fo:min-height="0cm" fo:min-width="2.675cm"/>
      <style:paragraph-properties style:writing-mode="lr-tb"/>
    </style:style>
    <style:style style:name="gr7" style:family="graphic" style:parent-style-name="objectwithoutfill">
      <style:graphic-properties draw:stroke="dash" draw:stroke-dash="Long_20_Dash_20_Dot" svg:stroke-color="#a43439" draw:marker-start="" draw:marker-end="Arrowheads_20_4" draw:marker-end-width="0.3cm" svg:stroke-linecap="butt" draw:fill="none" draw:textarea-vertical-align="middle"/>
    </style:style>
    <style:style style:name="gr8" style:family="graphic" style:parent-style-name="objectwithoutfill">
      <style:graphic-properties draw:stroke="dash" draw:stroke-dash="Long_20_Dash_20_Dot" svg:stroke-color="#a43439" draw:marker-start="" draw:marker-end="Arrowheads_20_4" draw:marker-end-width="0.3cm" draw:stroke-linejoin="round" svg:stroke-linecap="butt" draw:fill="none" draw:textarea-vertical-align="middl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cm" fo:min-width="14.74cm"/>
    </style:style>
    <style:style style:name="gr10" style:family="graphic" style:parent-style-name="objectwithoutfill">
      <style:graphic-properties svg:stroke-color="#cd7d23" draw:fill="none" draw:textarea-vertical-align="middle"/>
    </style:style>
    <style:style style:name="gr11" style:family="graphic" style:parent-style-name="objectwithoutfill">
      <style:graphic-properties draw:stroke="dash" draw:stroke-dash="Long_20_Dash_20_Dot" svg:stroke-color="#a43439" draw:marker-start="Arrowheads_20_3" draw:marker-end="Arrowheads_20_3" draw:marker-end-width="0.3cm" svg:stroke-linecap="butt" draw:fill="none" draw:textarea-vertical-align="middle"/>
    </style:style>
    <style:style style:name="gr12" style:family="graphic" style:parent-style-name="objectwithoutfill">
      <style:graphic-properties draw:stroke="dash" draw:stroke-dash="Long_20_Dash_20_Dot" svg:stroke-width="0cm" svg:stroke-color="#a43439" draw:marker-start="Arrowheads_20_3" draw:marker-end="Arrowheads_20_3" draw:marker-end-width="0.3cm" svg:stroke-linecap="butt" draw:fill="none" draw:textarea-vertical-align="middle"/>
    </style:style>
    <style:style style:name="gr13" style:family="graphic" style:parent-style-name="objectwithoutfill">
      <style:graphic-properties svg:stroke-color="#5d5959" draw:fill="none" draw:textarea-vertical-align="middle"/>
    </style:style>
    <style:style style:name="gr14" style:family="graphic" style:parent-style-name="standard">
      <style:graphic-properties draw:stroke="dash" draw:stroke-dash="Long_20_Dash_20_Dot" svg:stroke-color="#a52ca3" svg:stroke-linecap="butt" draw:fill-color="#ffffff" draw:textarea-horizontal-align="justify" draw:textarea-vertical-align="middle" draw:auto-grow-height="false" fo:min-height="0cm" fo:min-width="5.215cm"/>
    </style:style>
    <style:style style:name="gr15" style:family="graphic" style:parent-style-name="standard">
      <style:graphic-properties draw:stroke="dash" draw:stroke-dash="Long_20_Dash_20_Dot" svg:stroke-color="#a52ca3" svg:stroke-linecap="butt" draw:fill-color="#ffffff" draw:textarea-horizontal-align="justify" draw:textarea-vertical-align="middle" draw:auto-grow-height="false" fo:min-height="0cm" fo:min-width="3.31cm"/>
      <style:paragraph-properties style:writing-mode="lr-tb"/>
    </style:style>
    <style:style style:name="gr16" style:family="graphic" style:parent-style-name="objectwithoutfill">
      <style:graphic-properties draw:stroke="dash" draw:stroke-dash="Long_20_Dash_20_Dot" svg:stroke-color="#a52ca3" draw:marker-start="" draw:marker-end="Arrowheads_20_4" draw:marker-end-width="0.3cm" svg:stroke-linecap="butt" draw:fill="none" draw:textarea-vertical-align="middle"/>
    </style:style>
    <style:style style:name="gr17" style:family="graphic" style:parent-style-name="objectwithoutfill">
      <style:graphic-properties draw:stroke="dash" draw:stroke-dash="Long_20_Dash_20_Dot" svg:stroke-color="#a52ca3" draw:marker-start="" draw:marker-end="Arrowheads_20_4" draw:marker-end-width="0.3cm" draw:stroke-linejoin="round" svg:stroke-linecap="butt" draw:fill="none" draw:textarea-vertical-align="middle"/>
    </style:style>
    <style:style style:name="gr18" style:family="graphic" style:parent-style-name="standard">
      <style:graphic-properties draw:stroke="solid" draw:stroke-dash="Long_20_Dash_20_Dot" svg:stroke-color="#a52ca3" svg:stroke-linecap="butt" draw:fill-color="#ffffff" draw:textarea-horizontal-align="justify" draw:textarea-vertical-align="middle" draw:auto-grow-height="false" fo:min-height="0cm" fo:min-width="6.168cm"/>
    </style:style>
    <style:style style:name="gr19" style:family="graphic" style:parent-style-name="standard">
      <style:graphic-properties svg:stroke-color="#000000" draw:fill-color="#808080" draw:opacity="80%" draw:textarea-horizontal-align="justify" draw:textarea-vertical-align="middle" draw:auto-grow-height="false" fo:min-height="1.337cm" fo:min-width="2.675cm"/>
    </style:style>
    <style:style style:name="gr20" style:family="graphic" style:parent-style-name="objectwithoutfill">
      <style:graphic-properties draw:stroke="dash" draw:stroke-dash="Long_20_Dash_20_Dot" svg:stroke-color="#a52ca3" draw:marker-end="" draw:marker-end-width="0.3cm" svg:stroke-linecap="butt" draw:fill="none" draw:textarea-vertical-align="middle"/>
    </style:style>
    <style:style style:name="gr21" style:family="graphic" style:parent-style-name="objectwithoutfill">
      <style:graphic-properties svg:stroke-color="#710e92" draw:fill="none" draw:textarea-vertical-align="middle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objectwithoutfill">
      <style:graphic-properties draw:stroke="solid" draw:stroke-dash="Long_20_Dash_20_Dot" svg:stroke-color="#710e92" draw:marker-start="" draw:marker-end="Arrowheads_20_4" draw:marker-end-width="0.3cm" svg:stroke-linecap="butt" draw:fill="none" draw:textarea-vertical-align="middle"/>
    </style:style>
    <style:style style:name="gr24" style:family="graphic" style:parent-style-name="objectwithoutfill">
      <style:graphic-properties svg:stroke-color="#710e92" draw:marker-start="Arrowheads_20_10" draw:marker-start-width="0.3cm" draw:marker-end="Arrowheads_20_10" draw:marker-end-width="0.3cm" svg:stroke-opacity="40%" draw:fill="none" draw:textarea-vertical-align="middle"/>
    </style:style>
    <style:style style:name="gr25" style:family="graphic" style:parent-style-name="objectwithoutfill">
      <style:graphic-properties svg:stroke-color="#710e92" draw:marker-start="Arrowheads_20_10" draw:marker-start-width="0.3cm" draw:marker-end="Arrowheads_20_10" draw:marker-end-width="0.3cm" svg:stroke-opacity="40%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8" style:family="graphic" style:parent-style-name="standard">
      <style:graphic-properties svg:stroke-color="#010101" draw:fill-color="#710e92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svg:stroke-color="#5d5959" draw:marker-start="" draw:marker-start-width="0.3cm" draw:marker-end="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832cm"/>
      <style:paragraph-properties style:writing-mode="lr-tb"/>
    </style:style>
    <style:style style:name="gr31" style:family="graphic" style:parent-style-name="standard">
      <style:graphic-properties draw:stroke="none" draw:fill="none" fo:min-height="1.02cm"/>
      <style:paragraph-properties style:writing-mode="lr-tb"/>
    </style:style>
    <style:style style:name="gr32" style:family="graphic" style:parent-style-name="standard">
      <style:graphic-properties draw:stroke="none" draw:fill="none" fo:min-height="0.548cm"/>
      <style:paragraph-properties style:writing-mode="lr-tb"/>
    </style:style>
    <style:style style:name="gr33" style:family="graphic" style:parent-style-name="standard">
      <style:graphic-properties draw:stroke="none" draw:fill="none" fo:min-height="1.093cm"/>
      <style:paragraph-properties style:writing-mode="lr-tb"/>
    </style:style>
    <style:style style:name="gr34" style:family="graphic" style:parent-style-name="standard">
      <style:graphic-properties draw:stroke="none" draw:fill="none" fo:min-height="0.231cm"/>
      <style:paragraph-properties style:writing-mode="lr-tb"/>
    </style:style>
    <style:style style:name="P1" style:family="paragraph">
      <loext:graphic-properties draw:fill-color="#f77bde" draw:opacity="58%"/>
      <style:paragraph-properties fo:text-align="center"/>
    </style:style>
    <style:style style:name="P2" style:family="paragraph">
      <loext:graphic-properties draw:fill-color="#cd7d23" draw:opacity="6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808080" draw:opacity="80%"/>
      <style:paragraph-properties fo:text-align="center"/>
    </style:style>
    <style:style style:name="P8" style:family="paragraph">
      <style:text-properties style:font-name="Times New Roman" fo:font-size="10pt" style:font-size-asian="10pt" style:font-size-complex="10pt"/>
    </style:style>
    <style:style style:name="P9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12" style:family="paragraph">
      <loext:graphic-properties draw:fill-color="#710e92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5.24cm" svg:height="1.27cm" svg:x="2.905cm" svg:y="11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62cm" svg:height="1.27cm" svg:x="2.905cm" svg:y="9.89cm">
          <draw:glue-point draw:id="8" svg:x="-3.75cm" svg:y="-5cm"/>
          <draw:glue-point draw:id="9" svg:x="-1.666cm" svg:y="-5cm"/>
          <draw:glue-point draw:id="10" svg:x="1.666cm" svg:y="-5cm"/>
          <draw:glue-point draw:id="11" svg:x="3.749cm" svg:y="-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0.525cm" svg:y1="11.16cm" svg:x2="10.439cm" svg:y2="1.708cm" draw:start-shape="id1" draw:start-glue-point="4" svg:d="M10525 11160l-86-9452" svg:viewBox="0 0 87 9453">
          <text:p/>
        </draw:connector>
        <draw:custom-shape draw:style-name="gr4" draw:text-style-name="P5" xml:id="id5" draw:id="id5" draw:layer="layout" svg:width="3.81cm" svg:height="2.159cm" svg:x="8.62cm" svg:y="6.588cm">
          <text:p text:style-name="P4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6" xml:id="id3" draw:id="id3" draw:layer="layout" svg:width="5.715cm" svg:height="0.001cm" svg:x="3.857cm" svg:y="9.253cm">
          <draw:glue-point draw:id="9" svg:x="2.223cm" svg:y="10cm"/>
          <draw:glue-point draw:id="10" svg:x="-2.22cm" svg:y="10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6" xml:id="id4" draw:id="id4" draw:layer="layout" svg:width="3.175cm" svg:height="0.001cm" draw:transform="rotate (1.5707963267949) translate (6.715cm 9.254cm)">
          <draw:glue-point draw:id="9" svg:x="0cm" svg:y="2.218cm"/>
          <draw:glue-point draw:id="10" svg:x="0cm" svg:y="-2.215cm"/>
          <text:p text:style-name="P4"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onnector draw:style-name="gr7" draw:text-style-name="P3" draw:layer="layout" svg:x1="3.858cm" svg:y1="9.89cm" svg:x2="3.858cm" svg:y2="9.255cm" draw:start-shape="id2" draw:start-glue-point="8" draw:end-shape="id3" draw:end-glue-point="5" svg:d="M3858 9890v-635" svg:viewBox="0 0 1 636">
          <text:p/>
        </draw:connector>
        <draw:connector draw:style-name="gr7" draw:text-style-name="P3" draw:layer="layout" svg:x1="5.446cm" svg:y1="9.89cm" svg:x2="5.446cm" svg:y2="9.255cm" draw:start-shape="id2" draw:start-glue-point="9" draw:end-shape="id3" draw:end-glue-point="10" svg:d="M5446 9890v-635" svg:viewBox="0 0 1 636">
          <text:p/>
        </draw:connector>
        <draw:connector draw:style-name="gr8" draw:text-style-name="P3" draw:layer="layout" svg:x1="9.572cm" svg:y1="9.89cm" svg:x2="9.572cm" svg:y2="9.255cm" svg:d="M9572 9890v-635" svg:viewBox="0 0 1 636">
          <text:p/>
        </draw:connector>
        <draw:connector draw:style-name="gr7" draw:text-style-name="P3" draw:layer="layout" svg:x1="7.985cm" svg:y1="9.89cm" svg:x2="7.985cm" svg:y2="9.255cm" svg:d="M7985 9890v-635" svg:viewBox="0 0 1 636">
          <text:p/>
        </draw:connector>
        <draw:connector draw:style-name="gr7" draw:text-style-name="P3" draw:layer="layout" svg:x1="6.715cm" svg:y1="7.669cm" svg:x2="8.62cm" svg:y2="7.668cm" draw:start-shape="id4" draw:start-glue-point="4" draw:end-shape="id5" draw:end-glue-point="6" svg:d="M6715 7669h953v-1h952" svg:viewBox="0 0 1906 2">
          <text:p/>
        </draw:connector>
        <draw:custom-shape draw:style-name="gr9" draw:text-style-name="P4" draw:layer="layout" svg:width="15.24cm" svg:height="0.001cm" svg:x="2.905cm" svg:y="5.7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6" draw:id="id6" draw:layer="layout" svg:width="5.715cm" svg:height="0.001cm" svg:x="3.857cm" svg:y="6.079cm">
          <draw:glue-point draw:id="9" svg:x="2.223cm" svg:y="10cm"/>
          <draw:glue-point draw:id="10" svg:x="-2.22cm" svg:y="10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path draw:style-name="gr10" draw:text-style-name="P3" xml:id="id7" draw:id="id7" draw:layer="layout" svg:width="7.23cm" svg:height="3.477cm" draw:transform="rotate (-0.113620934304831) translate (3.37009463391003cm 1.91143493652629cm)" svg:viewBox="0 0 7231 3478" svg:d="M0 3476c183-26 360 24 548-12 163-32 325-63 489-89 260-42 364-324 439-533 74-208 117-434 107-662-7-174 14-352 57-522 40-155 75-401 304-401 192 1 368 98 494 244 121 141 140 321 362 407 185 72 478 22 523 207 93 378 465 24 534 6 210-55 312-292 412-480 106-202 169-415 279-614 92-169 126-360 239-527 119-175 274-305 433-432 162-128 405-65 529 106 128 178 203 391 391 521 186 128 304 352 532 422 182 57 325 208 524 223l35 13">
          <draw:glue-point draw:id="4" svg:x="-2.831cm" svg:y="1.448cm" draw:align="center"/>
          <draw:glue-point draw:id="5" svg:x="-1.674cm" svg:y="-1.486cm"/>
          <draw:glue-point draw:id="6" svg:x="1.746cm" svg:y="-3.131cm"/>
          <draw:glue-point draw:id="9" svg:x="3.884cm" svg:y="-1.486cm"/>
          <text:p/>
        </draw:path>
        <draw:connector draw:style-name="gr11" draw:text-style-name="P3" draw:layer="layout" svg:x1="5.446cm" svg:y1="6.081cm" svg:x2="5.445cm" svg:y2="3.54cm" draw:start-shape="id6" draw:start-glue-point="10" svg:d="M5446 6081v-1522h-1v-1019" svg:viewBox="0 0 2 2542">
          <text:p/>
        </draw:connector>
        <draw:connector draw:style-name="gr12" draw:text-style-name="P3" draw:layer="layout" svg:x1="3.857cm" svg:y1="6.081cm" svg:x2="3.857cm" svg:y2="5.417cm" draw:end-shape="id7" draw:end-glue-point="4" svg:d="M3857 6081v-664" svg:viewBox="0 0 1 665">
          <text:p/>
        </draw:connector>
        <draw:connector draw:style-name="gr11" draw:text-style-name="P3" draw:layer="layout" draw:line-skew="-2.917cm 1.834cm" svg:x1="7.985cm" svg:y1="6.08cm" svg:x2="7.984cm" svg:y2="3.065cm" draw:end-shape="id7" draw:end-glue-point="6" svg:d="M7985 6080v-2223h-1v-792" svg:viewBox="0 0 2 3016">
          <text:p/>
        </draw:connector>
        <draw:connector draw:style-name="gr11" draw:text-style-name="P3" draw:layer="layout" svg:x1="9.572cm" svg:y1="6.081cm" svg:x2="9.571cm" svg:y2="3.54cm" svg:d="M9572 6081v-1522h-1v-1019" svg:viewBox="0 0 2 2542">
          <text:p/>
        </draw:connector>
        <draw:line draw:style-name="gr13" draw:text-style-name="P3" draw:layer="layout" svg:x1="3.857cm" svg:y1="5.445cm" svg:x2="5.127cm" svg:y2="2.27cm">
          <text:p/>
        </draw:line>
        <draw:line draw:style-name="gr13" draw:text-style-name="P3" draw:layer="layout" svg:x1="5.445cm" svg:y1="3.54cm" svg:x2="5.127cm" svg:y2="2.27cm">
          <text:p/>
        </draw:line>
        <draw:line draw:style-name="gr13" draw:text-style-name="P3" draw:layer="layout" svg:x1="7.985cm" svg:y1="3.222cm" svg:x2="5.127cm" svg:y2="2.27cm">
          <text:p/>
        </draw:line>
        <draw:path draw:style-name="gr13" draw:text-style-name="P3" draw:layer="layout" svg:width="1.905cm" svg:height="4.22cm" draw:transform="rotate (1.71251706205684) translate (5.39326570601945cm 4.13621023267938cm)" svg:viewBox="0 0 1906 4221" svg:d="M0 4221c2245 0 1885-4221 1885-4221">
          <text:p/>
        </draw:path>
        <draw:custom-shape draw:style-name="gr5" draw:text-style-name="P6" xml:id="id8" draw:id="id8" draw:layer="layout" svg:width="5.715cm" svg:height="0.001cm" svg:x="3.858cm" svg:y="9.253cm">
          <draw:glue-point draw:id="9" svg:x="2.223cm" svg:y="10cm"/>
          <draw:glue-point draw:id="10" svg:x="-2.22cm" svg:y="10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6" xml:id="id9" draw:id="id9" draw:layer="layout" svg:width="3.175cm" svg:height="0.001cm" draw:transform="rotate (1.5707963267949) translate (6.716cm 9.254cm)">
          <draw:glue-point draw:id="9" svg:x="0cm" svg:y="2.218cm"/>
          <draw:glue-point draw:id="10" svg:x="0cm" svg:y="-2.215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onnector draw:style-name="gr7" draw:text-style-name="P3" draw:layer="layout" svg:x1="3.859cm" svg:y1="9.89cm" svg:x2="3.859cm" svg:y2="9.255cm" draw:end-shape="id8" draw:end-glue-point="5" svg:d="M3859 9890v-635" svg:viewBox="0 0 1 636">
          <text:p/>
        </draw:connector>
        <draw:connector draw:style-name="gr7" draw:text-style-name="P3" draw:layer="layout" svg:x1="5.447cm" svg:y1="9.89cm" svg:x2="5.447cm" svg:y2="9.255cm" draw:end-shape="id8" draw:end-glue-point="10" svg:d="M5447 9890v-635" svg:viewBox="0 0 1 636">
          <text:p/>
        </draw:connector>
        <draw:connector draw:style-name="gr8" draw:text-style-name="P3" draw:layer="layout" svg:x1="9.573cm" svg:y1="9.89cm" svg:x2="9.573cm" svg:y2="9.255cm" svg:d="M9573 9890v-635" svg:viewBox="0 0 1 636">
          <text:p/>
        </draw:connector>
        <draw:connector draw:style-name="gr7" draw:text-style-name="P3" draw:layer="layout" svg:x1="7.986cm" svg:y1="9.89cm" svg:x2="7.986cm" svg:y2="9.255cm" svg:d="M7986 9890v-635" svg:viewBox="0 0 1 636">
          <text:p/>
        </draw:connector>
        <draw:connector draw:style-name="gr7" draw:text-style-name="P3" draw:layer="layout" svg:x1="6.716cm" svg:y1="7.669cm" svg:x2="8.621cm" svg:y2="7.668cm" draw:start-shape="id9" draw:start-glue-point="4" svg:d="M6716 7669h1204v-1h701" svg:viewBox="0 0 1906 2">
          <text:p/>
        </draw:connector>
        <draw:custom-shape draw:style-name="gr5" draw:text-style-name="P6" draw:layer="layout" svg:width="5.715cm" svg:height="0.001cm" svg:x="3.858cm" svg:y="6.079cm">
          <draw:glue-point draw:id="9" svg:x="2.223cm" svg:y="10cm"/>
          <draw:glue-point draw:id="10" svg:x="-2.22cm" svg:y="10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14" draw:text-style-name="P6" xml:id="id10" draw:id="id10" draw:layer="layout" svg:width="5.715cm" svg:height="0.001cm" svg:x="11.477cm" svg:y="10.523cm">
          <draw:glue-point draw:id="9" svg:x="2.223cm" svg:y="10cm"/>
          <draw:glue-point draw:id="10" svg:x="-2.22cm" svg:y="10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15" draw:text-style-name="P6" xml:id="id11" draw:id="id11" draw:layer="layout" svg:width="3.81cm" svg:height="0.001cm" draw:transform="rotate (1.5707963267949) translate (14.334cm 10.525cm)">
          <draw:glue-point draw:id="9" svg:x="0cm" svg:y="2.218cm"/>
          <draw:glue-point draw:id="10" svg:x="10cm" svg:y="-2.501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onnector draw:style-name="gr16" draw:text-style-name="P3" draw:layer="layout" svg:x1="11.478cm" svg:y1="11.16cm" svg:x2="11.478cm" svg:y2="10.525cm" draw:end-shape="id10" draw:end-glue-point="5" svg:d="M11478 11160v-635" svg:viewBox="0 0 1 636">
          <text:p/>
        </draw:connector>
        <draw:connector draw:style-name="gr16" draw:text-style-name="P3" draw:layer="layout" svg:x1="13.066cm" svg:y1="11.16cm" svg:x2="13.066cm" svg:y2="10.525cm" draw:end-shape="id10" draw:end-glue-point="10" svg:d="M13066 11160v-635" svg:viewBox="0 0 1 636">
          <text:p/>
        </draw:connector>
        <draw:connector draw:style-name="gr17" draw:text-style-name="P3" draw:layer="layout" svg:x1="17.192cm" svg:y1="11.16cm" svg:x2="17.192cm" svg:y2="10.525cm" svg:d="M17192 11160v-635" svg:viewBox="0 0 1 636">
          <text:p/>
        </draw:connector>
        <draw:connector draw:style-name="gr16" draw:text-style-name="P3" draw:layer="layout" svg:x1="15.605cm" svg:y1="11.16cm" svg:x2="15.605cm" svg:y2="10.525cm" svg:d="M15605 11160v-635" svg:viewBox="0 0 1 636">
          <text:p/>
        </draw:connector>
        <draw:connector draw:style-name="gr16" draw:text-style-name="P3" draw:layer="layout" svg:x1="14.335cm" svg:y1="7.668cm" svg:x2="12.43cm" svg:y2="7.668cm" draw:start-shape="id11" draw:start-glue-point="10" draw:end-shape="id5" draw:end-glue-point="10" svg:d="M14335 7668h-1905" svg:viewBox="0 0 1906 1">
          <text:p/>
        </draw:connector>
        <draw:custom-shape draw:style-name="gr18" draw:text-style-name="P6" xml:id="id13" draw:id="id13" draw:layer="layout" svg:width="6.668cm" svg:height="0.001cm" svg:x="11.477cm" svg:y="5.444cm">
          <draw:glue-point draw:id="9" svg:x="2.143cm" svg:y="0cm"/>
          <draw:glue-point draw:id="10" svg:x="-2.22cm" svg:y="10cm"/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19" draw:text-style-name="P7" xml:id="id12" draw:id="id12" draw:layer="layout" svg:width="3.175cm" svg:height="1.587cm" svg:x="14.97cm" svg:y="6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line-skew="1.138cm" svg:x1="14.97cm" svg:y1="6.874cm" svg:x2="14.334cm" svg:y2="6.716cm" draw:start-shape="id12" draw:start-glue-point="5" draw:end-shape="id11" draw:end-glue-point="5" svg:d="M14970 6874v-158h-636" svg:viewBox="0 0 637 159">
          <text:p/>
        </draw:connector>
        <draw:path draw:style-name="gr21" draw:text-style-name="P3" draw:layer="layout" svg:width="6.388cm" svg:height="4.423cm" draw:transform="rotate (-0.465653844432087) translate (12.4458610796618cm 0.184098798198559cm)" svg:viewBox="0 0 6389 4424" svg:d="M0 4418c242-27 485 3 728-2 250-4 503 2 755 8 224 5 441-64 665-83 255-23 484-189 655-374 162-177 285-386 444-566 164-185 361-350 490-565 144-239 284-486 344-765 64-293 198-575 390-810 164-201 250-443 400-657 136-195 306-339 499-457 223-135 513-157 774-92l228-46 17-9">
          <draw:glue-point draw:id="4" svg:x="-3.679cm" svg:y="2.504cm"/>
          <draw:glue-point draw:id="5" svg:x="-1.203cm" svg:y="3.853cm"/>
          <draw:glue-point draw:id="6" svg:x="0.86cm" svg:y="1.158cm"/>
          <draw:glue-point draw:id="7" svg:x="2.511cm" svg:y="-2.886cm"/>
          <draw:glue-point draw:id="8" svg:x="3.837cm" svg:y="-0.997cm" draw:align="center"/>
          <text:p/>
        </draw:path>
        <draw:connector draw:style-name="gr22" draw:text-style-name="P3" draw:layer="layout" svg:x1="11.872cm" svg:y1="6.904cm" svg:x2="14.811cm" svg:y2="5.446cm" draw:start-shape="id5" draw:start-glue-point="11" draw:end-shape="id13" draw:end-glue-point="4" svg:d="M11872 6904v-887h2939v-571" svg:viewBox="0 0 2940 1459">
          <text:p/>
        </draw:connector>
        <draw:connector draw:style-name="gr23" draw:text-style-name="P3" xml:id="id16" draw:id="id16" draw:layer="layout" svg:x1="11.477cm" svg:y1="5.446cm" svg:x2="11.477cm" svg:y2="4.9cm" draw:start-shape="id13" draw:start-glue-point="5" svg:d="M11477 5446v-546" svg:viewBox="0 0 1 547">
          <text:p/>
        </draw:connector>
        <draw:connector draw:style-name="gr23" draw:text-style-name="P3" xml:id="id17" draw:id="id17" draw:layer="layout" draw:line-skew="0.184cm" svg:x1="13.331cm" svg:y1="5.446cm" svg:x2="13.335cm" svg:y2="5.066cm" draw:start-shape="id13" draw:start-glue-point="10" svg:d="M13331 5446v-319h4v-61" svg:viewBox="0 0 5 381">
          <text:p/>
        </draw:connector>
        <draw:connector draw:style-name="gr23" draw:text-style-name="P3" xml:id="id18" draw:id="id18" draw:layer="layout" svg:x1="14.811cm" svg:y1="5.446cm" svg:x2="14.817cm" svg:y2="4.438cm" draw:start-shape="id13" draw:start-glue-point="4" svg:d="M14811 5446v-755h6v-253" svg:viewBox="0 0 7 1009">
          <text:p/>
        </draw:connector>
        <draw:connector draw:style-name="gr23" draw:text-style-name="P3" draw:layer="layout" svg:x1="16.239cm" svg:y1="5.445cm" svg:x2="16.235cm" svg:y2="3.507cm" draw:start-shape="id13" draw:start-glue-point="9" draw:end-shape="id14" draw:end-glue-point="2" svg:d="M16239 5445v-969h-4v-969" svg:viewBox="0 0 5 1939">
          <text:p/>
        </draw:connector>
        <draw:connector draw:style-name="gr23" draw:text-style-name="P3" draw:layer="layout" svg:x1="18.145cm" svg:y1="5.446cm" svg:x2="18.146cm" svg:y2="3.336cm" draw:start-shape="id13" draw:start-glue-point="7" draw:end-shape="id15" draw:end-glue-point="2" svg:d="M18145 5446v-1056h1v-1054" svg:viewBox="0 0 2 2111">
          <text:p/>
        </draw:connector>
        <draw:connector draw:style-name="gr24" draw:text-style-name="P3" xml:id="id14" draw:id="id14" draw:layer="layout" draw:type="line" svg:x1="16.235cm" svg:y1="3.507cm" svg:x2="16.24cm" svg:y2="2.874cm" svg:d="M16235 3507l5-633" svg:viewBox="0 0 6 634">
          <text:p/>
        </draw:connector>
        <draw:connector draw:style-name="gr25" draw:text-style-name="P3" draw:layer="layout" draw:type="line" svg:x1="11.477cm" svg:y1="4.9cm" svg:x2="11.48cm" svg:y2="4.261cm" draw:start-shape="id16" draw:start-glue-point="3" svg:d="M11477 4900l3-639" svg:viewBox="0 0 4 640">
          <text:p text:style-name="P4"/>
        </draw:connector>
        <draw:connector draw:style-name="gr24" draw:text-style-name="P3" draw:layer="layout" draw:type="line" svg:x1="13.335cm" svg:y1="5.066cm" svg:x2="13.339cm" svg:y2="4.421cm" draw:start-shape="id17" draw:start-glue-point="3" svg:d="M13335 5066l4-645" svg:viewBox="0 0 5 646">
          <text:p/>
        </draw:connector>
        <draw:connector draw:style-name="gr24" draw:text-style-name="P3" draw:layer="layout" draw:type="line" svg:x1="14.817cm" svg:y1="4.438cm" svg:x2="14.821cm" svg:y2="3.791cm" draw:start-shape="id18" draw:start-glue-point="3" svg:d="M14817 4438l4-647" svg:viewBox="0 0 5 648">
          <text:p/>
        </draw:connector>
        <draw:connector draw:style-name="gr25" draw:text-style-name="P3" xml:id="id15" draw:id="id15" draw:layer="layout" draw:type="line" svg:x1="18.146cm" svg:y1="3.336cm" svg:x2="18.147cm" svg:y2="2.739cm" svg:d="M18146 3336l1-597" svg:viewBox="0 0 2 598">
          <text:p text:style-name="P4"/>
        </draw:connector>
        <draw:frame draw:style-name="gr26" draw:text-style-name="P9" draw:layer="layout" svg:width="6.667cm" svg:height="0.64cm" svg:x="1.953cm" svg:y="1.473cm">
          <draw:text-box>
            <text:p text:style-name="P8"><text:span text:style-name="T1">Наблюдения из прошлого</text:span></text:p>
          </draw:text-box>
        </draw:frame>
        <draw:frame draw:style-name="gr27" draw:text-style-name="P11" draw:layer="layout" svg:width="3.175cm" svg:height="1.587cm" svg:x="14.97cm" svg:y="6.08cm">
          <draw:text-box>
            <text:p text:style-name="P10"><text:span text:style-name="T2">Статические атрибуты</text:span></text:p>
          </draw:text-box>
        </draw:frame>
        <draw:frame draw:style-name="gr26" draw:text-style-name="P9" xml:id="id20" draw:id="id20" draw:layer="layout" svg:width="4.763cm" svg:height="0.64cm" svg:x="10.842cm" svg:y="2.425cm">
          <draw:text-box>
            <text:p text:style-name="P8"><text:span text:style-name="T1">Точечные прогнозы</text:span></text:p>
          </draw:text-box>
        </draw:frame>
        <draw:custom-shape draw:style-name="gr28" draw:text-style-name="P12" xml:id="id19" draw:id="id19" draw:layer="layout" svg:width="0.127cm" svg:height="0.127cm" svg:x="14.767cm" svg:y="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0.127cm" svg:height="0.127cm" svg:x="13.268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0.127cm" svg:height="0.127cm" svg:x="11.414cm" svg:y="4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0.127cm" svg:height="0.127cm" svg:x="16.189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0.127cm" svg:height="0.127cm" svg:x="18.094cm" svg:y="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line" svg:x1="14.785cm" svg:y1="4.142cm" svg:x2="13.223cm" svg:y2="3.065cm" draw:start-shape="id19" draw:start-glue-point="5" draw:end-shape="id20" draw:end-glue-point="2" svg:d="M14785 4142l-1562-1077" svg:viewBox="0 0 1563 1078">
          <text:p/>
        </draw:connector>
        <draw:custom-shape draw:style-name="gr28" draw:text-style-name="P12" draw:layer="layout" svg:width="0.127cm" svg:height="0.127cm" svg:x="14.767cm" svg:y="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xml:id="id21" draw:id="id21" draw:layer="layout" svg:width="2.541cm" svg:height="1.082cm" svg:x="14.969cm" svg:y="1.317cm">
          <draw:text-box>
            <text:p text:style-name="P8"><text:span text:style-name="T1">Диапазон предсказаний</text:span></text:p>
          </draw:text-box>
        </draw:frame>
        <draw:connector draw:style-name="gr29" draw:text-style-name="P3" draw:layer="layout" draw:type="line" svg:x1="18.147cm" svg:y1="2.739cm" svg:x2="16.239cm" svg:y2="2.399cm" draw:start-shape="id15" draw:start-glue-point="3" draw:end-shape="id21" draw:end-glue-point="2" svg:d="M18147 2739l-1908-340" svg:viewBox="0 0 1909 341">
          <text:p/>
        </draw:connector>
        <draw:frame draw:style-name="gr31" draw:text-style-name="P13" draw:layer="layout" svg:width="4.321cm" svg:height="1.343cm" svg:x="8.937cm" svg:y="6.959cm">
          <draw:text-box>
            <text:p><text:span text:style-name="T2">Модель предсказаний</text:span></text:p>
          </draw:text-box>
        </draw:frame>
        <draw:frame draw:style-name="gr32" draw:text-style-name="P13" draw:layer="layout" svg:width="5.273cm" svg:height="0.798cm" svg:x="3.857cm" svg:y="10.207cm">
          <draw:text-box>
            <text:p><text:span text:style-name="T2">Наблюденные данные</text:span></text:p>
          </draw:text-box>
        </draw:frame>
        <draw:frame draw:style-name="gr33" draw:text-style-name="P13" draw:layer="layout" svg:width="6.985cm" svg:height="1.343cm" svg:x="7.35cm" svg:y="11.404cm">
          <draw:text-box>
            <text:p><text:span text:style-name="T2">Известные входные величины</text:span></text:p>
          </draw:text-box>
        </draw:frame>
        <draw:frame draw:style-name="gr34" draw:text-style-name="P15" draw:layer="layout" svg:width="5.273cm" svg:height="0.64cm" svg:x="7.792cm" svg:y="1.312cm">
          <draw:text-box>
            <text:p text:style-name="P14"><text:span text:style-name="T1">Прогнозное время (t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836 110" svg:d="M0 0h278 278 280v36 36 38h-278-278-280v-36-36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7 20 13" svg:d="M0 20l10-13 10 13z"/>
    <draw:marker draw:name="Arrowheads_20_7" draw:display-name="Arrowheads 7" svg:viewBox="0 0 20 20" svg:d="M0 20l10-20 10 20z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8T10:38:00.840980201</meta:creation-date>
    <dc:date>2023-05-28T12:18:24.832780355</dc:date>
    <meta:editing-duration>PT6M29S</meta:editing-duration>
    <meta:editing-cycles>3</meta:editing-cycles>
    <meta:generator>LibreOffice/7.3.7.2$Linux_X86_64 LibreOffice_project/30$Build-2</meta:generator>
    <meta:document-statistic meta:object-count="68"/>
  </office:meta>
</office:document-meta>
</file>